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You can download the t table from<text:s/><text:a xlink:href="https://trainings.analyticsvidhya.com/assets/courseware/v1/dca5b5217994a22254f5881d8dd10246/asset-v1:AnalyticsVidhya+DS101+2018T2+type@asset+block/t-table.pdf" office:target-frame-name="_top" xlink:show="replace">here</text:a>.</text:p>
      <text:p text:style-name="Standard"><draw:frame draw:style-name="a0" draw:name="Picture 1" text:anchor-type="as-char" svg:x="0in" svg:y="0in" svg:width="5.33333in" svg:height="5.125in" style:rel-width="scale" style:rel-height="scale"><draw:image xlink:href="media/image1.png" xlink:type="simple" xlink:show="embed" xlink:actuate="onLoad"/><svg:title/><svg:desc>T Table - T Value Tabl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kas singh</meta:initial-creator>
    <dc:creator>vikas singh</dc:creator>
    <meta:creation-date>2020-04-16T18:25:00Z</meta:creation-date>
    <dc:date>2020-04-16T18:25:00Z</dc:date>
    <meta:template xlink:href="Normal" xlink:type="simple"/>
    <meta:editing-cycles>2</meta:editing-cycles>
    <meta:editing-duration>PT180S</meta:editing-duration>
    <meta:document-statistic meta:page-count="1" meta:paragraph-count="1" meta:word-count="32" meta:character-count="217" meta:row-count="1" meta:non-whitespace-character-count="186"/>
  </office:meta>
</office:document-meta>
</file>